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gz(nz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Raw Grid coordinate dat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qx(nx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Cartesian coordinates of grid point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qy(ny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Cartesian coordinates of grid point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qz(nz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Cartesian coordinates of grid point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lambda(nz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latitude of given grid point (unused?)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release coordinates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release coordinates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release coordinate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dz_grid(nz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dz for grid, in z direction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dz_cell(nz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dz for cell, in z direction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dx_grid(nx)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dx_cell(nx)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dy_grid(ny)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dy_cell(ny)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xrat(nx)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yrat(ny)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zrat(nz)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i_tot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Total number of ions produced at a given time during the simulation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i_tot_0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i_tot_buf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i_tot_buf_0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i_thermal_H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i_thermal_He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i_Shell_H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i_Shell_He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i_thermal_H_buf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i_thermal_He_buf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i_Shell_H_buf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i_Shell_He_buf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i_thermal_H_buf_0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i_thermal_He_buf_0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i_Shell_H_buf_0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i_Shell_He_buf_0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integer, dimension(4)</text:p>
          </table:table-cell>
          <table:table-cell office:value-type="string" calcext:value-type="string">
            <text:p>Ni_s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(unused?)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jkp(Ni_max,3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Location (indices) of particles with the grid</text:p>
          </table:table-cell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in_bounds(Ni_max)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Integer*4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Random seed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Indices for boundary cells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Indices for boundary cells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Indices for boundary cells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Indices for boundary cells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Indices for boundary cells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Indices for boundary cell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input_E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Total input energy (ions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bndry_Eflux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input_chex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input_bill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(unused?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surf_tot(3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Momentum conservation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graduu_tot(3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Momentum conservation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ugradu_tot(3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Momentum conservation (unused?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a(nx,ny,nz,3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Dummy variable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c(nx,ny,nz,3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Dummy variable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ct(nx,ny,nz,3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Dummy variable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dtf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Variable time step for fluid velocity update used in both particle update and fluid update (unused?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tf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dtsub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wght(Ni_max,8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Weight variables for trilinear interpolation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wquad(Ni_max,3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Weight variables for trilinear interpolation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uei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variable for anomlous resistivity (unused?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variable for particle scale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beta_p(Ni_max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variable for particle scale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mrat(Ni_max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mass array for multi-ion specie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mixed(nx,ny,nx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Mixing array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procnum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Parallel processor info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my_rank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Parallel processor info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up_proc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Parallel processor info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down_proc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Parallel processor info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cart_rank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Parallel processor info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cartcomm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Parallel processor info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tags(Ni_max)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Tags for particle origin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vsw_us(ny,nz,3)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b0_us(ny,nz,3)</text:p>
          </table:table-cell>
          <table:table-cell office:value-type="string" calcext:value-type="string">
            <text:p>Global.f</text:p>
          </table:table-cell>
          <table:table-cell/>
        </table:table-row>
        <table:table-row table:style-name="ro1">
          <table:table-cell office:value-type="string" calcext:value-type="string">
            <text:p>real, dimension(:,:), allocatable</text:p>
          </table:table-cell>
          <table:table-cell office:value-type="string" calcext:value-type="string">
            <text:p>xp_buf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Buffer variables</text:p>
          </table:table-cell>
        </table:table-row>
        <table:table-row table:style-name="ro1">
          <table:table-cell office:value-type="string" calcext:value-type="string">
            <text:p>real, dimension(:,:), allocatable</text:p>
          </table:table-cell>
          <table:table-cell office:value-type="string" calcext:value-type="string">
            <text:p>vp_buf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Buffer variables</text:p>
          </table:table-cell>
        </table:table-row>
        <table:table-row table:style-name="ro1">
          <table:table-cell office:value-type="string" calcext:value-type="string">
            <text:p>real, dimension(:), allocatable</text:p>
          </table:table-cell>
          <table:table-cell office:value-type="string" calcext:value-type="string">
            <text:p>mrat_buf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Buffer variables</text:p>
          </table:table-cell>
        </table:table-row>
        <table:table-row table:style-name="ro1">
          <table:table-cell office:value-type="string" calcext:value-type="string">
            <text:p>real, dimension(:), allocatable</text:p>
          </table:table-cell>
          <table:table-cell office:value-type="string" calcext:value-type="string">
            <text:p>beta_p_buf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Buffer variables</text:p>
          </table:table-cell>
        </table:table-row>
        <table:table-row table:style-name="ro1">
          <table:table-cell office:value-type="string" calcext:value-type="string">
            <text:p>real, dimension(:), allocatable</text:p>
          </table:table-cell>
          <table:table-cell office:value-type="string" calcext:value-type="string">
            <text:p>tags_buf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Buffer variables</text:p>
          </table:table-cell>
        </table:table-row>
        <table:table-row table:style-name="ro1">
          <table:table-cell office:value-type="string" calcext:value-type="string">
            <text:p>real, dimension(:,:), allocatable</text:p>
          </table:table-cell>
          <table:table-cell office:value-type="string" calcext:value-type="string">
            <text:p>Ep_buf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Buffer variables</text:p>
          </table:table-cell>
        </table:table-row>
        <table:table-row table:style-name="ro1">
          <table:table-cell office:value-type="string" calcext:value-type="string">
            <text:p>real, dimension(:,:), allocatable</text:p>
          </table:table-cell>
          <table:table-cell office:value-type="string" calcext:value-type="string">
            <text:p>vplus_buf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Buffer variables</text:p>
          </table:table-cell>
        </table:table-row>
        <table:table-row table:style-name="ro1">
          <table:table-cell office:value-type="string" calcext:value-type="string">
            <text:p>real, dimension(:,:), allocatable</text:p>
          </table:table-cell>
          <table:table-cell office:value-type="string" calcext:value-type="string">
            <text:p>vminus_buf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Buffer variables</text:p>
          </table:table-cell>
        </table:table-row>
        <table:table-row table:style-name="ro1">
          <table:table-cell office:value-type="string" calcext:value-type="string">
            <text:p>real, dimension(:,:), allocatable</text:p>
          </table:table-cell>
          <table:table-cell office:value-type="string" calcext:value-type="string">
            <text:p>xp_out_buf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Buffer variables</text:p>
          </table:table-cell>
        </table:table-row>
        <table:table-row table:style-name="ro1">
          <table:table-cell office:value-type="string" calcext:value-type="string">
            <text:p>real, dimension(:,:), allocatable</text:p>
          </table:table-cell>
          <table:table-cell office:value-type="string" calcext:value-type="string">
            <text:p>vp_out_buf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Buffer variables</text:p>
          </table:table-cell>
        </table:table-row>
        <table:table-row table:style-name="ro1">
          <table:table-cell office:value-type="string" calcext:value-type="string">
            <text:p>real, dimension(:,:), allocatable</text:p>
          </table:table-cell>
          <table:table-cell office:value-type="string" calcext:value-type="string">
            <text:p>E_out_buf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Buffer variables</text:p>
          </table:table-cell>
        </table:table-row>
        <table:table-row table:style-name="ro1">
          <table:table-cell office:value-type="string" calcext:value-type="string">
            <text:p>real, dimension(:,:), allocatable</text:p>
          </table:table-cell>
          <table:table-cell office:value-type="string" calcext:value-type="string">
            <text:p>B_out_buf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Buffer variables</text:p>
          </table:table-cell>
        </table:table-row>
        <table:table-row table:style-name="ro1">
          <table:table-cell office:value-type="string" calcext:value-type="string">
            <text:p>real, dimension(:), allocatable</text:p>
          </table:table-cell>
          <table:table-cell office:value-type="string" calcext:value-type="string">
            <text:p>mrat_out_buf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Buffer variables</text:p>
          </table:table-cell>
        </table:table-row>
        <table:table-row table:style-name="ro1">
          <table:table-cell office:value-type="string" calcext:value-type="string">
            <text:p>logical, dimension(:), allocatable</text:p>
          </table:table-cell>
          <table:table-cell office:value-type="string" calcext:value-type="string">
            <text:p>in_bounds_buf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Buffer variable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dx_buf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Computed constants for the buffer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i_max_buf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Computed constants for the buffer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b_sw_thermal_H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beta_p values for the various subpopulation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b_sw_thermal_He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beta_p values for the various subpopulation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b_sw_shell_H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beta_p values for the various subpopulation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b_sw_shell_He</text:p>
          </table:table-cell>
          <table:table-cell office:value-type="string" calcext:value-type="string">
            <text:p>Global.f</text:p>
          </table:table-cell>
          <table:table-cell office:value-type="string" calcext:value-type="string">
            <text:p>beta_p values for the various subpopulation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cwpi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b0_init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magnetic field (Tesla)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on_amu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atomic mass for reference species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mass of pickup ion specie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_H_therm_init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sw thermal H density (km^-3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_He_therm_init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sw thermal He density (km^-3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_H_shell_init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sw shell H density (km^-3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_He_shell_init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sw shell He density (km^-3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therm_H_ppc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sw thermal H pp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therm_He_ppc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sw thermal He pp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shell_H_ppc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sw shell H pp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shell_He_ppc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sw shell He pp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f_init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dt_frac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particle time step (fraction of omega_i)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number of timesteps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out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grid data output interval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part_nout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particle data output interval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output_wait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data output wait step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csw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flow speed (km/s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vth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thermal speed for Maxwellian (km/s) (Most probable speed vth = sqrt (2kT/m)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i_tot_frac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Ni_tot initial (fraction of Ni_max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dx_frac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grid size as fraction of lambda_i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u_init_frac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fraction of gyrofrequency for nu_init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mion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electron charge (Coulombs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lambda_i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grid parameter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grid parameter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delz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grid parameter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grid parameter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dtsub_init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grid parameters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tsub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number of subcycle time steps</text:p>
          </table:table-cell>
        </table:table-row>
        <table:table-row table:style-name="ro1">
          <table:table-cell office:value-type="string" calcext:value-type="string">
            <text:p>character(50)</text:p>
          </table:table-cell>
          <table:table-cell office:value-type="string" calcext:value-type="string">
            <text:p>out_dir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output directory</text:p>
          </table:table-cell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restart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mbegin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mrestart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vtop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neutral cloud expansion characteristic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vbottom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neutral cloud expansion characteristic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mu0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magnetic permeability of free space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epsilon0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dielectric constant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Pi (3.14159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tod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radians to degree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misc constant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km_to_m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km to meters conversion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kboltz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1.38e-29 kg km^2 / s^2 / K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melec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misc constant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tempf0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50*11600. K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m_pu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misc constant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mpu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misc constant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mproton</text:p>
          </table:table-cell>
          <table:table-cell office:value-type="string" calcext:value-type="string">
            <text:p>Inputs.f</text:p>
          </table:table-cell>
          <table:table-cell table:style-name="ce1" office:value-type="float" office:value="1.67E-027" calcext:value-type="float">
            <text:p>1.67E-27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eoverm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misc constant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_to_Ba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misc constant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p_top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p_bottom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b0_top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b0_bottom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vth_top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vth_bottom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vth_max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m_top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m_bottom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m_heavy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p_bottom_proton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H_shell_b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V&amp;S Shell distribution parameter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He_shell_b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V&amp;S Shell distribution parameter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u_init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lww1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lww2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*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*9</text:p>
          </table:table-cell>
          <table:table-cell office:value-type="string" calcext:value-type="string">
            <text:p>beta_pu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ri0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Number of cells pluto is offset from the center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Qo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Neutral source rate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vrad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Escape velocity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_o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Steady state neutral particle constant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Io radiu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pluto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Pluto radiu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tau_photo</text:p>
          </table:table-cell>
          <table:table-cell office:value-type="string" calcext:value-type="string">
            <text:p>Inputs.f</text:p>
          </table:table-cell>
          <table:table-cell table:style-name="ce1" office:value-type="float" office:value="1500000000" calcext:value-type="float">
            <text:p>1.50E+09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k_rec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1e-5/1e15 km^3 s^-1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S_radius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300*Rpluto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_up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_down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cart_dims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dimensions for virtual topology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o_proc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periods(cart_dims)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reorder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dims(cart_dims)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cart_coords(2)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Solar wind composition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surf_field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Solar wind composition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imf_theta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Solar wind composition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imf_phi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Solar wind composition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ionization_frequency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1.0e-9 s^-1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ecombination_rate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1.0e-21 km^3 s^-1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PCE_coef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PCE = PhotoChemical Equilibriu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_thin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3*Rpluto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max_ion_density</text:p>
          </table:table-cell>
          <table:table-cell office:value-type="string" calcext:value-type="string">
            <text:p>Inputs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b0(nx,ny,nz,3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ambient magnetic field</text:p>
          </table:table-cell>
        </table:table-row>
        <table:table-row table:style-name="ro2">
          <table:table-cell office:value-type="string" calcext:value-type="string">
            <text:p>real</text:p>
          </table:table-cell>
          <table:table-cell office:value-type="string" calcext:value-type="string">
            <text:p>b1(nx,ny,nz,3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1<text:span text:style-name="T1">st</text:span> order magnetic field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b12(nx,ny,nz,3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b1 at previous time step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b1p2(nx,ny,nz,3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temporary b1 at time level m+1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bt(nx,ny,nz,3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total magnetic file mc covarient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btc(nx,ny,nz,3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btmf at cell center for particle move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p(nx,ny,nz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ion number density at time level n, n+1/2 including dummie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p_tot(nx,ny,nz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ion number density at time level n, n+1/2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p_H(nx,ny,nz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proton number density at time level n, n+1/2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p_He(nx,ny,nz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He++ number density at time level n, n+1/2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p_shell(nx,ny,nz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shell number density at time level n, n+1/2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p_sw(nx,ny,nz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solar wind number density at time level n, n+1/2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p_CH4(nx,ny,nz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CH4+ number density at time level n, n+1/2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vp(Ni_max,3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particle velocity at t level n+1/2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vp1(Ni_max,3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particle velocity at t level n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vplus(Ni_max,3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v+ used in velocity update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vminus(Ni_max,3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v- used in velocity update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up(nx,ny,nz,3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particle flow at time level n, n+1/2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xp(Ni_max,3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coordinates of ion particle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aj(nx,ny,nx,3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curlB/(alpha*n) 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u(nx,ny,nz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collision frequency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Ep(Ni_max,3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Ion particle electric field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E(nx,ny,nz,3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electric field from electron mom eqn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temp_p(nx,ny,nz)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temp_tot(nx,ny,nz)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temp_h(nx,ny,nz)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temp_he(nx,ny,nz)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temp_shell(nx,ny,nz)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temp_sw(nx,ny,nz)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temp_ch4(nx,ny,nz)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Evp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total particle kinetic energy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EB1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total magnetic field energy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EB1x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total b1x energy (unused?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EB1y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total b1y energy (unused?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EB1z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total b1z energy (unused?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total electric field energy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EeP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total electron pressure energy (unused?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pup(3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total particle momentum (unused?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peb(3)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total momentum carried by E and B fields (unused?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chex_rate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(unused?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bill_rate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(unused?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satnp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(unused?)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mindt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(unused?)</text:p>
          </table:table-cell>
        </table:table-row>
        <table:table-row table:style-name="ro1">
          <table:table-cell office:value-type="string" calcext:value-type="string">
            <text:p>integer*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Integer*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Integer*4</text:p>
          </table:table-cell>
          <table:table-cell office:value-type="string" calcext:value-type="string">
            <text:p>cnt_rt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err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diag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diag_part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dot(nx,ny,nz)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seedsize</text:p>
          </table:table-cell>
          <table:table-cell office:value-type="string" calcext:value-type="string">
            <text:p>Maind.f</text:p>
          </table:table-cell>
          <table:table-cell office:value-type="string" calcext:value-type="string">
            <text:p>(unused?)</text:p>
          </table:table-cell>
        </table:table-row>
        <table:table-row table:style-name="ro1">
          <table:table-cell office:value-type="string" calcext:value-type="string">
            <text:p>integer, dimension(:), allocatable</text:p>
          </table:table-cell>
          <table:table-cell office:value-type="string" calcext:value-type="string">
            <text:p>cursteps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ecvbuf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restart_counter</text:p>
          </table:table-cell>
          <table:table-cell office:value-type="string" calcext:value-type="string">
            <text:p>Maind.f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imensions.f</text:p>
          </table:table-cell>
          <table:table-cell office:value-type="string" calcext:value-type="string">
            <text:p>simulation domain dimensions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Dimensions.f</text:p>
          </table:table-cell>
          <table:table-cell office:value-type="string" calcext:value-type="string">
            <text:p>simulation domain dimensions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imensions.f</text:p>
          </table:table-cell>
          <table:table-cell office:value-type="string" calcext:value-type="string">
            <text:p>simulation domain dimensions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um_cells</text:p>
          </table:table-cell>
          <table:table-cell office:value-type="string" calcext:value-type="string">
            <text:p>Dimensions.f</text:p>
          </table:table-cell>
          <table:table-cell office:value-type="string" calcext:value-type="string">
            <text:p>simulation domain dimensions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um_buf_cells</text:p>
          </table:table-cell>
          <table:table-cell office:value-type="string" calcext:value-type="string">
            <text:p>Dimensions.f</text:p>
          </table:table-cell>
          <table:table-cell office:value-type="string" calcext:value-type="string">
            <text:p>simulation domain dimensions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Ni_max</text:p>
          </table:table-cell>
          <table:table-cell office:value-type="string" calcext:value-type="string">
            <text:p>Dimensions.f</text:p>
          </table:table-cell>
          <table:table-cell office:value-type="string" calcext:value-type="string">
            <text:p>particle array dimens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4:35:03.542516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4:32:22.266680521</meta:creation-date>
    <dc:date>2020-12-04T14:36:30.433112533</dc:date>
    <meta:editing-duration>PT2H41M31S</meta:editing-duration>
    <meta:editing-cycles>23</meta:editing-cycles>
    <meta:generator>LibreOffice/6.4.6.2$Linux_X86_64 LibreOffice_project/40$Build-2</meta:generator>
    <meta:document-statistic meta:table-count="1" meta:cell-count="940" meta:object-count="0"/>
  </office:meta>
</office:document-meta>
</file>